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5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after 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LPHIA, PA./</text:p>
      <text:p text:style-name="P5"/>
      <text:p text:style-name="P5">[Front Cover]</text:p>
      <text:p text:style-name="P6">On the sweating system/</text:p>
      <text:p text:style-name="P6">for Parasha Behar Sina<text:span text:style-name="T2">ï</text:span><text:span text:style-name="T3">/</text:span></text:p>
      <text:p text:style-name="P6"><text:span text:style-name="T3"/></text:p>
      <text:p text:style-name="P5"><text:span text:style-name="T3">[Page 1]</text:span></text:p>
      <text:p text:style-name="P5"><text:span text:style-name="T3">In the first of the two sections of the Law read this/ Sabbath--</text:span><text:span text:style-name="T4">a section</text:span><text:span text:style-name="T5"> which suggested the motto engraved upon/ the historic bell so dear to American hearts viz: "Proclaim liberty/ throughout the land unto all the inhabitants thereof",/ in that section we read a word variously translated. <text:s/>Noticing the/ scriptural sentences in which it </text:span><text:span text:style-name="T4">occasionally</text:span><text:span text:style-name="T5"> occurs, I argue that it means a/ caution </text:span><text:span text:style-name="T4">to every Jew</text:span><text:span text:style-name="T5"> to deal fairly and squarely with/ all human beings, but most scrupulously so with persons/ in a lowly or dependent condition. <text:s/>Jeremiah, and oftener/ than he Ezekiel, made use of that term, to warn us/ against the heinous sin of taking advantage of the/ </text:span><text:span text:style-name="T4">weak</text:span><text:span text:style-name="T5"> powerless and poverty stricken [Hebrew]/ [Hebrew] I would therefore render thus: "Do not wrong one another";/ "Do not overreach one another." <text:s/>Do not consider it/ harmless to make thy brother pay dearly for </text:span><text:span text:style-name="T4">your</text:span><text:span text:style-name="T5"> thy/ having prevented his complete ruin. <text:s/>The Rabbis, how-/-ever, teach that [Hebrew], or wrong doing, can be practised/ in our talk not less than in our traffic. <text:s/>And they illus-/-trate their lesson in the following manner. <text:s/>Suppose/ that a neighbor of </text:span><text:soft-page-break/><text:span text:style-name="T5">mine had committed a sin, </text:span><text:span text:style-name="T4">but</text:span><text:span text:style-name="T5"> of which he/ has repented, I dare not under any circumstance say to him: "</text:span><text:span text:style-name="T4">Take a</text:span><text:span text:style-name="T5"> Look back on </text:span><text:span text:style-name="T4">of</text:span><text:span text:style-name="T5">/ your past". <text:s/>Again; imagine that my neighbor was/</text:span></text:p>
      <text:p text:style-name="P5"><text:span text:style-name="T5"/></text:p>
      <text:p text:style-name="P5"><text:span text:style-name="T5">[Page 2]</text:span></text:p>
      <text:p text:style-name="P5"><text:span text:style-name="T5">born a heathen, but that the has studied and learned/ to appreciate the true faith I dare not say to him at any time:/ "Remember your origin." <text:s/></text:span><text:span text:style-name="T4">And</text:span><text:span text:style-name="T5"> So likewise if my neighbor is suffer-/-ing domestic afflictions, or temporal losses, I dare not/ </text:span><text:span text:style-name="T4">say to him</text:span><text:span text:style-name="T5"> set myself up as judge and say to him "Had/ you been always upright, misfortune would not have befallen/ you." <text:s/>While on the subject, an eminent Babylonian Sage </text:span><text:span text:style-name="T4">inquired so</text:span><text:span text:style-name="T5"> put once/ </text:span><text:span text:style-name="T4">of</text:span><text:span text:style-name="T5"> the following question to a Palestinian colleague: "What do you guard most/ carefully against in your country?" and the answer/ was [Hebrew] "Against bleaching a person's countenance."/ <text:s/>For, he that shames another, forfeits his hereafter. <text:s/>Brother Israelites./ <text:s/>I have quoted Scripture</text:span><text:span text:style-name="T4">s</text:span><text:span text:style-name="T5"> and Talmud to show that both/ impart a morality not surpassed by religions or systems of ethics which/ claim superiority to ours. <text:s/>In these days of inhuman sweat-/-ing shops, when the cry is loud &amp; general </text:span><text:span text:style-name="T4">and</text:span><text:span text:style-name="T5"> unhappily well founded--that Jews oppress/ Jews, it is necessary to let all know, beyond peradventure,/ that Hebrew prophets and Sages are a unit in demanding the/ strictest probity; </text:span><text:span text:style-name="T4">aye</text:span><text:span text:style-name="T5"> nay; the exercise of the most exquisite/ charity towards each other--a charity which does not con-/-sist in the distribution of alms to prevent starvation, but in sparing the feelings/ of the very least among God's creatures. <text:s/>It is impe-/-rative, I say to make the whole world understand that he is a Jew/ only by the accident of birth, and not in reality, who treads/ under foot the principles which lie at the basis of/ Judaism. <text:s/>"That shalt love thy neighbor as thyself"/</text:span></text:p>
      <text:p text:style-name="P5"><text:span text:style-name="T5"/></text:p>
      <text:p text:style-name="P5"><text:span text:style-name="T5">[Page 3]</text:span></text:p>
      <text:p text:style-name="P5"><text:span text:style-name="T5">"Thou shalt love the stranger." <text:s/></text:span><text:span text:style-name="T4">"Ye shall not steal, ye</text:span><text:span text:style-name="T5"> "The wages of a hired servant shall/ </text:span><text:span text:style-name="T4">shall not lie."</text:span><text:span text:style-name="T5"> not abide with thee all night until the morning. <text:s/>"Ye shall not vex nor oppress the/ poor" [Hebrew] Oppressive words, the Talmudists/ call what occasions heart-burnings, without exposing/ the offender to the charge of having </text:span><text:span text:style-name="T4">[?]</text:span><text:span text:style-name="T5"> perpetrated a/ crime punishable by the courts. <text:s/>You may not be indicted for the commission of the crime, therefore we read [Hebrew] <text:s text:c="2"/>But the Talmudists/ who wrote "Fear thy God," He knows whether you have hurt a man's feelings that to </text:span><text:span text:style-name="T4">wound one's feelings</text:span><text:span text:style-name="T5"> so cruelly inflict, a wound, that to shame </text:span><text:span text:style-name="T4">any</text:span><text:span text:style-name="T5"> any/ one is to forfeit a hereafter, would have hurled ana-/-themas against a Jew who feathers his nest with/ that which he has pitilessly plucked off from the hard/ working-operative. <text:s/>Faithful representatives of/ their predecessors, our inspired prophets, the Talmud-/-ists, commenting on a passage in Deuteronomy, which/ </text:span><text:span text:style-name="T4">commands that</text:span><text:span text:style-name="T5"> enjoins upon the employer </text:span><text:span text:style-name="T4">shall</text:span><text:span text:style-name="T5"> to give the employ'e/ his daily wages, because his soul craves for it [Hebrew]/ [Hebrew] those preceptors of ours </text:span><text:span text:style-name="T4">they</text:span><text:span text:style-name="T5"> say: "Whosoever </text:span><text:span text:style-name="T4">defrauds</text:span><text:span text:style-name="T5"> wrongs the laborer/ </text:span><text:span text:style-name="T4">retaining</text:span><text:span text:style-name="T5"> delaying or denying his due, will receive a chastisement,/ as if he had taken a poor man's life. <text:s/>During/ the strike in the summer of 1890, I was given/ ocular proofs that when the unfortunate, unjustly/ treated, cries to heaven, the just God in heaven does/ avenge the cause of the ill-used. <text:s/>It was/</text:span></text:p>
      <text:p text:style-name="P5"><text:span text:style-name="T5"/></text:p>
      <text:p text:style-name="P5"><text:span text:style-name="T5">[Page 4]</text:span></text:p>
      <text:p text:style-name="P5"><text:span text:style-name="T5">at that trying season that I was </text:span><text:span text:style-name="T4">then</text:span><text:span text:style-name="T5"> forcibly reminded of the denunciation in the/ Haftarah of this Sabbath: "As the partridge that/ </text:span><text:span text:style-name="T4">gathers</text:span><text:span text:style-name="T5"> hatches young which she has not brought forth,/ (--namely they will part with it--) so is he </text:span><text:span text:style-name="T4">getti</text:span><text:span text:style-name="T5"> that gets riches, but not by night. <text:s/>In the/ middle of his days he shall leave them, and in his/ end he shall be vile". <text:s/>I recalled then also the impre-/-cation of our shepherd seer who </text:span><text:span text:style-name="T4">so</text:span><text:span text:style-name="T5"> in his righteous indignation exclaimed: Woe unto/ them who lie upon bedstands of ivory, and stretch themselves/ upon their couches, who eat of the best...drink wine in/ bowls, annoint themselves with the costliest oint-/-ments, but feel no pain for the affliction of brethren."/ <text:s/>Jeremiah doomed to weep over national disasters, be-/-gotten by fraud, faithlessness, and falsehood, addres-/-sing the wicked </text:span><text:span text:style-name="T4">successor</text:span><text:span text:style-name="T5"> son of good Josiah who aspired to the throne </text:span><text:span text:style-name="T4">spoke</text:span><text:span text:style-name="T5"> thus one upbraided </text:span><text:span text:style-name="T4">him</text:span><text:span text:style-name="T5"> the ambitious/ "Woe unto him that builds his house by unrighteousness/ and his chambers by injustice, </text:span><text:soft-page-break/><text:span text:style-name="T5">that uses his neigh-/-bor's services without wages and gives him not/ his hire; who says "I will build myself a wide/ house and spacious chambers and who designs the/ windows and puts up a cedar</text:span><text:span text:style-name="T4">s</text:span><text:span text:style-name="T5"> ceiling and paints/ it with vermillion? <text:s/>Shalt thou reign, because thou/ strivest to excell[sic!] in choice buildings? <text:s/>Behold, thy/ father ate and drank, but he executed justice and/ righteousness, then was it well with him./</text:span></text:p>
      <text:p text:style-name="P5"><text:span text:style-name="T5"/></text:p>
      <text:p text:style-name="P5"><text:span text:style-name="T5">[Page 5]</text:span></text:p>
      <text:p text:style-name="P5"><text:span text:style-name="T5">He judged the cause of the poor and needy, then/ was it well. <text:s/>Yea; that is to know Me, says the/ Lord." <text:s/>Not with the boldness which God's inspiration tends, did I address some in 1890, who/ lived in palatial mansions surrounded by objects en-/-gendering luxurious ease rich individuals </text:span><text:span text:style-name="T4">wealthy men but</text:span><text:span text:style-name="T5"> who still </text:span><text:span text:style-name="T4">and but</text:span><text:span text:style-name="T5"> begrudge the scanty/ loaf ate by men, women and children who herded to-/-gether in rooms, which hapless brethren could not enter at noon/ time except at the light of a tapir, not boldly but beseechingly for [?] yet at times </text:span><text:span text:style-name="T4">I failed in voice</text:span><text:span text:style-name="T5"> to no purpose. <text:s/>Who will </text:span><text:span text:style-name="T4">No</text:span><text:span text:style-name="T5"> wonder/ that periodical strikes break out? <text:s/>A thousand pities/ it is that those who stretch themselves on their couch,/ are not made to change situation with fellow beings,/ who lie on straw, or on the bare floor. <text:s/>For by the/ confession of a heartless employer I derived the blood-curdling/ knowledge that eight cents for a dozen of children's knee-/pants were paid a poor woman. <text:s/>What great wrong,/ except to murder her? <text:s/>My pleading for the sake/ of the sufferers may even have been regarded as meddlesome-/-ness. <text:s/>What business has a </text:span><text:span text:style-name="T4">[?]</text:span><text:span text:style-name="T5"> Hazan and lecturer/ with worldly affairs? <text:s/>Let him </text:span><text:span text:style-name="T4">keep to his trade.</text:span><text:span text:style-name="T5"> attend to his profession. <text:s/>His duty is to pray and/ explain Jewish creeds. <text:s/>May the day never dawn,/ when the disciples of prophets and sages, to whose keeping/ practical religion has been entrusted, shall be muzzled,/ that they may not denounce social iniquities./</text:span></text:p>
      <text:p text:style-name="P5"><text:span text:style-name="T5"/></text:p>
      <text:p text:style-name="P5"><text:span text:style-name="T5">[Page 6]</text:span></text:p>
      <text:p text:style-name="P7"><text:span text:style-name="T3">Meanwhile</text:span><text:span text:style-name="T5"> However, let us </text:span><text:span text:style-name="T3">be glad that</text:span><text:span text:style-name="T5"> rejoice over the act of our state Legis-/-lature </text:span><text:span text:style-name="T3">has enacted</text:span><text:span text:style-name="T5"> according to which--as reported--a law </text:span><text:span text:style-name="T3">which</text:span><text:span text:style-name="T5"> will regulate the/ employment and provide for the safety and interest of persons em-/-ployed. <text:s/>May the appointed inspectors and their deputies prove/ incorruptible beyond the reach of the unprincipled </text:span><text:span text:style-name="T3">mer-</text:span><text:span text:style-name="T5"> in business/ </text:span><text:span text:style-name="T3">-chants</text:span><text:span text:style-name="T5"> and politics; </text:span><text:span text:style-name="T3">men</text:span><text:span text:style-name="T5"> may they become public servants determined to deliver the oppressed from the/ hand of their oppressors. <text:s/>I experienced a melancholy/ satisfaction a few days ago in reading that not all/ who enrich themselves with the earnings robbed from/ the working people, are Jews. <text:s/>If that statement is/ correct, the request I received from a brother that If[sic!] all/ my colleagues in the pulpit issue a petition to Philadel-/-phia merchants of the Jewish persuasion, to deal fairly and squarely with their em-/-ploye's </text:span><text:span text:style-name="T3">has become</text:span><text:span text:style-name="T5"> was unnecessary. <text:s/>It </text:span><text:span text:style-name="T3">was reported</text:span><text:span text:style-name="T5"> has been asserted in/ the daily papers that an equitable arrangement has/ been entered into between the wage </text:span><text:span text:style-name="T3">in</text:span><text:span text:style-name="T5"> winners and their/ bosses; that Russian Jews will not be ground down/ by their coreligionists. <text:s/>May it be so and I respond/ "Amen" most heartily for the honor of our faith, and/ the vindication of righteousness. <text:s/>The lament comes/ now from other quarters. <text:s/>Italians and Germans--it is said--are/ still </text:span><text:span text:style-name="T3">compelled</text:span><text:span text:style-name="T5"> forced to work in sweating shops under/ </text:span><text:span text:style-name="T3">very</text:span><text:span text:style-name="T5"> most distressful </text:span><text:span text:style-name="T3">hardship</text:span><text:span text:style-name="T5"> conditions./</text:span></text:p>
      <text:p text:style-name="P7"><text:span text:style-name="T5"/></text:p>
      <text:p text:style-name="P7"><text:span text:style-name="T5">[Page 7]</text:span></text:p>
      <text:p text:style-name="P7"><text:span text:style-name="T5">The evil is not any the less grievous, because the/ sufferers are born in a belief different from ours./ <text:s/>The voice of nature, which is the voice of God, demands/ that we yearn with compassion towards every creature/ bent under </text:span><text:span text:style-name="T3">bu</text:span><text:span text:style-name="T5"> the burden of oppression. <text:s/>Edom/ was not Israel, </text:span><text:span text:style-name="T3">nevertheless</text:span><text:span text:style-name="T5"> yet Amos reproaches/ it because it had cast off all pity. <text:s/>[Hebrew]/ But few of us stop to consider that in a measure/ we </text:span><text:span text:style-name="T3">are responsible for the</text:span><text:span text:style-name="T5"> aggravate </text:span><text:span text:style-name="T3">of that</text:span><text:span text:style-name="T5"> the existing evil,/ that we, unwittingly perhaps, transgress the commandment in the section/ of this sabbath [Hebrew]/ "Do not wrong one another". <text:s/>Some well meaning/ women, complain that their sisters' vanity compels/ the wanton killing of innocent birds, wherewith to/ bedeck their headgears. <text:s/>But a much greater wrong it/ is to look for </text:span><text:span text:style-name="T3">g</text:span><text:span text:style-name="T5"> bargains in </text:span><text:soft-page-break/><text:span text:style-name="T5">our wearing apparel,/ whose cheapness may be the life blood of creatures,/ sickened in unventilated hovels, blinded by the mid night's/ lamp which may bring on the morrow </text:span><text:span text:style-name="T3">the</text:span><text:span text:style-name="T5"> bread/ to allay hunger. <text:s/>Instead of theorizing in econo-/-mics, let us give a wide scope to the senti-/-ments of humanity implanted in our breasts by/ the Universal God. <text:s/>That is religion, that/ is Judaism exemplified, </text:span><text:span text:style-name="T3">bea</text:span><text:span text:style-name="T5"> faithfully illustrated./ </text:span></text:p>
      <text:p text:style-name="P7"><text:span text:style-name="T5"/></text:p>
      <text:p text:style-name="P7"><text:span text:style-name="T5">[Page 8]</text:span></text:p>
      <text:p text:style-name="P7"><text:span text:style-name="T5">When enticed by greed to follow crooked/ ways with a view to attain selfish ends, let us be restrained by recalling to/ memory the comforting </text:span><text:span text:style-name="T3">sentences</text:span><text:span text:style-name="T5"> promise of Jeremiah in/ our Haftarah: "Blessed is the man that trusts/ in the Lord, the Lord will be his sustaining/ hope. <text:s/>He shall be like a tree planted by the/ water, whose roots </text:span><text:span text:style-name="T3">extend</text:span><text:span text:style-name="T5"> spread forth near a stream. <text:s/>It does/ not feel the </text:span><text:span text:style-name="T3">drought</text:span><text:span text:style-name="T5"> heat when it comes, the leaves thereof/ remain green, it does not fear the year of drought;/ it never ceases from producing fruit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9T13:17:07.39</meta:creation-date>
    <dc:date>2012-05-29T14:10:40.91</dc:date>
    <dc:creator>Penn Libraries</dc:creator>
    <meta:editing-duration>PT00H00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955" meta:character-count="11971"/>
  </office:meta>
</office:document-meta>
</file>